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43cm" svg:y1="3.206cm" svg:x2="2.43cm" svg:y2="1.556cm">
            <text:p/>
          </draw:line>
          <draw:line draw:style-name="gr1" draw:text-style-name="P1" draw:layer="layout" svg:x1="2.405cm" svg:y1="1.525cm" svg:x2="4.755cm" svg:y2="1.525cm">
            <text:p/>
          </draw:line>
          <draw:frame draw:style-name="gr2" draw:text-style-name="P2" draw:layer="layout" svg:width="0.75cm" svg:height="0.962cm" svg:x="2.058cm" svg:y="3.299cm">
            <draw:text-box>
              <text:p><text:span text:style-name="T1">~</text:span></text:p>
            </draw:text-box>
          </draw:frame>
          <draw:line draw:style-name="gr1" draw:text-style-name="P1" draw:layer="layout" svg:x1="2.43cm" svg:y1="6.606cm" svg:x2="2.43cm" svg:y2="4.356cm">
            <text:p/>
          </draw:line>
          <draw:line draw:style-name="gr1" draw:text-style-name="P1" draw:layer="layout" svg:x1="2.405cm" svg:y1="6.025cm" svg:x2="9.255cm" svg:y2="6.025cm">
            <text:p/>
          </draw:line>
          <draw:line draw:style-name="gr1" draw:text-style-name="P1" draw:layer="layout" svg:x1="8.43cm" svg:y1="3.606cm" svg:x2="8.43cm" svg:y2="1.556cm">
            <text:p/>
          </draw:line>
          <draw:custom-shape draw:style-name="gr3" draw:text-style-name="P3" draw:layer="layout" svg:width="0.3cm" svg:height="0.3cm" draw:transform="rotate (-1.5707963267949) translate (9.589cm 1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draw:transform="rotate (-1.5707963267949) translate (9.589cm 5.8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8.905cm" svg:y1="3.931cm" svg:x2="7.855cm" svg:y2="3.931cm">
            <text:p/>
          </draw:line>
          <draw:line draw:style-name="gr1" draw:text-style-name="P1" draw:layer="layout" svg:x1="8.905cm" svg:y1="3.631cm" svg:x2="7.855cm" svg:y2="3.631cm">
            <text:p/>
          </draw:line>
          <draw:line draw:style-name="gr1" draw:text-style-name="P1" draw:layer="layout" svg:x1="2.647cm" svg:y1="6.582cm" svg:x2="2.197cm" svg:y2="6.582cm">
            <text:p/>
          </draw:line>
          <draw:g>
            <svg:title>TexMaths</svg:title>
            <svg:desc>14§latex§$L$§svg§600§FALSE§</svg:desc>
            <draw:g>
              <draw:path draw:style-name="gr4" draw:text-style-name="P4" draw:layer="layout" svg:width="0.262cm" svg:height="0.282cm" svg:x="5.385cm" svg:y="2.047cm" svg:viewBox="0 0 263 283" svg:d="M0 0c88 0 176 0 263 0 0 94 0 189 0 283-87 0-175 0-263 0 0-94 0-189 0-283z">
                <text:p/>
              </draw:path>
              <draw:path draw:style-name="gr5" draw:text-style-name="P5" draw:layer="layout" svg:width="0.293cm" svg:height="0.332cm" svg:x="5.38cm" svg:y="2.022cm" svg:viewBox="0 0 294 333" svg:d="M163 38c4-17 6-23 52-23 14 0 18 0 18-9 0-6-6-6-7-6-17 0-57 1-73 1-15 0-50-1-65-1-3 0-9 0-9 10 0 5 5 5 13 5 1 0 11 0 20 2 8 0 12 1 12 7 0 2 0 4-1 9-22 88-44 175-66 262-5 18-5 23-44 23-9 0-13 0-13 9 0 6 4 6 13 6 75 0 150 0 225 0 13 0 13 0 16-8 13-36 26-71 39-106 1-4 1-4 1-6 0-3-1-5-5-5-5 0-6 1-9 9-17 45-37 101-122 101-16 0-31 0-46 0-7 0-7 0-12 0-4-2-5-2-5-6 0-1 0-1 3-11 21-88 43-176 65-263z">
                <text:p/>
              </draw:path>
            </draw:g>
          </draw:g>
          <draw:g>
            <svg:title>TexMaths</svg:title>
            <svg:desc>14§latex§$C$§svg§600§FALSE§</svg:desc>
            <draw:g>
              <draw:path draw:style-name="gr4" draw:text-style-name="P4" draw:layer="layout" svg:width="0.32cm" svg:height="0.305cm" svg:x="7.121cm" svg:y="3.597cm" svg:viewBox="0 0 321 306" svg:d="M0 0c107 0 214 0 321 0 0 102 0 204 0 306-107 0-214 0-321 0 0-102 0-204 0-306z">
                <text:p/>
              </draw:path>
              <draw:path draw:style-name="gr5" draw:text-style-name="P5" draw:layer="layout" svg:width="0.345cm" svg:height="0.355cm" svg:x="7.121cm" svg:y="3.572cm" svg:viewBox="0 0 346 356" svg:d="M346 6c0-3-1-6-5-6-2 0-2 0-7 6-12 12-24 25-35 37-5-7-27-43-81-43-109 0-218 109-218 222 0 81 57 134 131 134 43 0 80-20 106-42 46-40 53-85 53-86 0-5-4-5-5-5-3 0-6 0-6 5-4 14-17 48-50 78-34 26-64 35-89 35-45 0-97-25-97-102 0-28 11-108 60-165 30-35 76-59 119-59 50 0 78 38 78 95 0 20-1 19-1 24s5 6 8 6c6 0 6-2 8-10 11-42 21-83 31-124z">
                <text:p/>
              </draw:path>
            </draw:g>
          </draw:g>
          <draw:g>
            <svg:title>TexMaths</svg:title>
            <svg:desc>14§latex§$U_{e}(t)$§svg§600§FALSE§</svg:desc>
            <draw:g>
              <draw:path draw:style-name="gr4" draw:text-style-name="P4" draw:layer="layout" svg:width="1.006cm" svg:height="0.439cm" svg:x="1.023cm" svg:y="3.597cm" svg:viewBox="0 0 1007 440" svg:d="M503 440c-167 0-335 0-503 0 0-147 0-293 0-440 336 0 671 0 1007 0 0 147 0 293 0 440-168 0-336 0-504 0z">
                <text:p/>
              </draw:path>
              <draw:path draw:style-name="gr5" draw:text-style-name="P5" draw:layer="layout" svg:width="0.339cm" svg:height="0.344cm" svg:x="1.031cm" svg:y="3.6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  <text:p/>
              </draw:path>
              <draw:path draw:style-name="gr5" draw:text-style-name="P5" draw:layer="layout" svg:width="0.146cm" svg:height="0.153cm" svg:x="1.357cm" svg:y="3.8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  <text:p/>
              </draw:path>
              <draw:path draw:style-name="gr5" draw:text-style-name="P5" draw:layer="layout" svg:width="0.112cm" svg:height="0.489cm" svg:x="1.594cm" svg:y="3.572cm" svg:viewBox="0 0 113 490" svg:d="M113 485c0-2 0-2-8-10-62-63-77-155-77-231 0-85 18-170 80-230 5-7 5-7 5-8 0-5-1-6-4-6-6 0-50 34-78 96-25 53-31 108-31 148 0 39 4 98 32 154 30 60 71 92 77 92 3 0 4-1 4-5z">
                <text:p/>
              </draw:path>
              <draw:path draw:style-name="gr5" draw:text-style-name="P5" draw:layer="layout" svg:width="0.149cm" svg:height="0.31cm" svg:x="1.747cm" svg:y="3.6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  <text:p/>
              </draw:path>
              <draw:path draw:style-name="gr5" draw:text-style-name="P5" draw:layer="layout" svg:width="0.114cm" svg:height="0.489cm" svg:x="1.94cm" svg:y="3.572cm" svg:viewBox="0 0 115 490" svg:d="M115 244c0-37-6-96-32-152-30-60-73-92-77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U_{a}(t)$§svg§600§TRUE§</svg:desc>
            <draw:g>
              <draw:path draw:style-name="gr5" draw:text-style-name="P5" draw:layer="layout" svg:width="0.339cm" svg:height="0.344cm" svg:x="9.822cm" svg:y="1.306cm" svg:viewBox="0 0 340 345" svg:d="M278 52c6-21 14-35 53-37 3 0 9-1 9-9 0-2 0-6-6-6-17 0-33 1-50 1s-35-1-52-1c-3 0-8 0-8 10 0 5 4 5 8 5 28 0 34 10 34 21 0 2-2 9-2 10-15 59-30 117-44 176-17 64-73 108-122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  <text:p/>
              </draw:path>
              <draw:path draw:style-name="gr5" draw:text-style-name="P5" draw:layer="layout" svg:width="0.174cm" svg:height="0.153cm" svg:x="10.145cm" svg:y="1.563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6-28 34-34 42-34 25 0 31 27 31 31 0 1 0 3 0 4-6 22-11 43-17 65z">
                <text:p/>
              </draw:path>
              <draw:path draw:style-name="gr5" draw:text-style-name="P5" draw:layer="layout" svg:width="0.112cm" svg:height="0.489cm" svg:x="10.411cm" svg:y="1.273cm" svg:viewBox="0 0 113 490" svg:d="M113 485c0-2 0-2-8-10-62-63-77-155-77-231 0-85 18-170 80-230 5-7 5-7 5-8 0-5-1-6-4-6-6 0-49 34-78 96-25 53-31 108-31 148 0 39 6 98 32 154 30 60 71 92 77 92 3 0 4-1 4-5z">
                <text:p/>
              </draw:path>
              <draw:path draw:style-name="gr5" draw:text-style-name="P5" draw:layer="layout" svg:width="0.149cm" svg:height="0.31cm" svg:x="10.564cm" svg:y="1.334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  <text:p/>
              </draw:path>
              <draw:path draw:style-name="gr5" draw:text-style-name="P5" draw:layer="layout" svg:width="0.114cm" svg:height="0.489cm" svg:x="10.757cm" svg:y="1.273cm" svg:viewBox="0 0 115 490" svg:d="M115 244c0-37-6-96-33-152-29-60-72-92-76-92-3 0-6 3-6 6 0 1 0 1 10 11 47 47 75 125 75 227 0 84-18 171-78 232-7 7-7 7-7 9s3 5 6 5c4 0 49-33 78-96 25-53 31-108 31-150z">
                <text:p/>
              </draw:path>
            </draw:g>
          </draw:g>
          <draw:line draw:style-name="gr1" draw:text-style-name="P1" draw:layer="layout" svg:x1="8.43cm" svg:y1="6.006cm" svg:x2="8.43cm" svg:y2="3.956cm">
            <text:p/>
          </draw:line>
          <draw:g>
            <draw:line draw:style-name="gr6" draw:text-style-name="P1" draw:layer="layout" svg:x1="5.13cm" svg:y1="1.78cm" svg:x2="5.38cm" svg:y2="1.28cm">
              <text:p/>
            </draw:line>
            <draw:line draw:style-name="gr6" draw:text-style-name="P1" draw:layer="layout" svg:x1="5.63cm" svg:y1="1.78cm" svg:x2="5.38cm" svg:y2="1.28cm">
              <text:p/>
            </draw:line>
            <draw:line draw:style-name="gr6" draw:text-style-name="P1" draw:layer="layout" svg:x1="5.63cm" svg:y1="1.78cm" svg:x2="5.88cm" svg:y2="1.28cm">
              <text:p/>
            </draw:line>
            <draw:line draw:style-name="gr6" draw:text-style-name="P1" draw:layer="layout" svg:x1="6.13cm" svg:y1="1.78cm" svg:x2="5.88cm" svg:y2="1.28cm">
              <text:p/>
            </draw:line>
            <draw:line draw:style-name="gr6" draw:text-style-name="P1" draw:layer="layout" svg:x1="6.13cm" svg:y1="1.78cm" svg:x2="6.26cm" svg:y2="1.53cm">
              <text:p/>
            </draw:line>
            <draw:line draw:style-name="gr6" draw:text-style-name="P1" draw:layer="layout" svg:x1="4.75cm" svg:y1="1.53cm" svg:x2="4.88cm" svg:y2="1.28cm">
              <text:p/>
            </draw:line>
            <draw:line draw:style-name="gr6" draw:text-style-name="P1" draw:layer="layout" svg:x1="5.13cm" svg:y1="1.78cm" svg:x2="4.88cm" svg:y2="1.28cm">
              <text:p/>
            </draw:line>
          </draw:g>
          <draw:line draw:style-name="gr1" draw:text-style-name="P1" draw:layer="layout" svg:x1="6.26cm" svg:y1="1.525cm" svg:x2="9.26cm" svg:y2="1.525cm">
            <text:p/>
          </draw:line>
          <draw:custom-shape draw:style-name="gr3" draw:text-style-name="P3" draw:layer="layout" svg:width="0.3cm" svg:height="0.3cm" draw:transform="rotate (-1.5707963267949) translate (2.589cm 3.1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draw:transform="rotate (-1.5707963267949) translate (2.589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16T23:40:17.410310752</dc:date>
    <meta:editing-duration>PT6H46M35S</meta:editing-duration>
    <meta:editing-cycles>41</meta:editing-cycles>
    <meta:generator>LibreOffice/7.3.7.2$Linux_X86_64 LibreOffice_project/30$Build-2</meta:generator>
    <meta:document-statistic meta:object-count="47"/>
  </office:meta>
</office:document-meta>
</file>